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solid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 fo:min-height="5.596cm" fo:min-width="1.949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3.776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3.471cm" fo:min-width="4.4cm"/>
    </style:style>
    <style:style style:name="gr5" style:family="graphic" style:parent-style-name="standard">
      <style:graphic-properties draw:stroke="none" svg:stroke-color="#000000" draw:fill="none" draw:fill-color="#ffffff" fo:min-height="6.75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9.728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1cm" svg:y1="6.292cm" svg:x2="18.853cm" svg:y2="6.292cm">
            <text:p/>
          </draw:line>
          <draw:line draw:style-name="gr1" draw:text-style-name="P1" draw:layer="layout" svg:x1="1cm" svg:y1="20.643cm" svg:x2="1cm" svg:y2="6.292cm">
            <text:p/>
          </draw:line>
          <draw:line draw:style-name="gr1" draw:text-style-name="P1" draw:layer="layout" svg:x1="19.203cm" svg:y1="20.643cm" svg:x2="1.121cm" svg:y2="20.622cm">
            <text:p/>
          </draw:line>
          <draw:line draw:style-name="gr1" draw:text-style-name="P1" draw:layer="layout" svg:x1="4.851cm" svg:y1="6.292cm" svg:x2="4.851cm" svg:y2="11.076cm">
            <text:p/>
          </draw:line>
          <draw:line draw:style-name="gr1" draw:text-style-name="P1" draw:layer="layout" svg:x1="4.851cm" svg:y1="15.859cm" svg:x2="4.851cm" svg:y2="20.643cm">
            <text:p/>
          </draw:line>
          <draw:custom-shape draw:style-name="gr2" draw:text-style-name="P2" draw:layer="layout" svg:width="2.449cm" svg:height="5.846cm" svg:x="3.451cm" svg:y="10.54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3" draw:layer="layout" svg:width="7.703cm" svg:height="4.026cm" svg:x="2.749cm" svg:y="11.607cm">
            <draw:text-box>
              <text:p>R3+R4</text:p>
            </draw:text-box>
          </draw:frame>
          <draw:line draw:style-name="gr1" draw:text-style-name="P1" draw:layer="layout" svg:x1="13.602cm" svg:y1="6.292cm" svg:x2="13.602cm" svg:y2="12.67cm">
            <text:p/>
          </draw:line>
          <draw:line draw:style-name="gr1" draw:text-style-name="P1" draw:layer="layout" svg:x1="13.602cm" svg:y1="14.796cm" svg:x2="13.602cm" svg:y2="20.643cm">
            <text:p/>
          </draw:line>
          <draw:line draw:style-name="gr1" draw:text-style-name="P1" draw:layer="layout" svg:x1="11.852cm" svg:y1="14.796cm" svg:x2="15.353cm" svg:y2="14.796cm">
            <text:p/>
          </draw:line>
          <draw:line draw:style-name="gr1" draw:text-style-name="P1" draw:layer="layout" svg:x1="11.852cm" svg:y1="12.67cm" svg:x2="15.353cm" svg:y2="12.67cm">
            <text:p/>
          </draw:line>
          <draw:custom-shape draw:style-name="gr4" draw:text-style-name="P4" draw:layer="layout" svg:width="4.9cm" svg:height="3.721cm" svg:x="7.301cm" svg:y="4.69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3" draw:layer="layout" svg:width="4.901cm" svg:height="4.026cm" svg:x="7.651cm" svg:y="1.508cm">
            <draw:text-box>
              <text:p>R2</text:p>
            </draw:text-box>
          </draw:frame>
          <draw:frame draw:style-name="gr5" draw:text-style-name="P3" draw:layer="layout" svg:width="4.201cm" svg:height="7.002cm" svg:x="15.002cm" svg:y="11.607cm">
            <draw:text-box>
              <text:p>C3</text:p>
            </draw:text-box>
          </draw:frame>
          <draw:frame draw:style-name="gr6" draw:text-style-name="P3" draw:layer="layout" svg:width="9.239cm" svg:height="9.978cm" svg:x="19.066cm" svg:y="11.728cm">
            <draw:text-box>
              <text:p>Vout2</text:p>
              <text:p/>
            </draw:text-box>
          </draw:frame>
          <draw:frame draw:style-name="gr3" draw:text-style-name="P3" draw:layer="layout" svg:width="3.99cm" svg:height="4.026cm" svg:x="18.704cm" svg:y="18.437cm">
            <draw:text-box>
              <text:p>-</text:p>
            </draw:text-box>
          </draw:frame>
          <draw:frame draw:style-name="gr3" draw:text-style-name="P3" draw:layer="layout" svg:width="3.989cm" svg:height="4.026cm" svg:x="18.503cm" svg:y="4.165cm">
            <draw:text-box>
              <text:p>+</text:p>
            </draw:text-box>
          </draw:fram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8T17:18:39.697363746</meta:creation-date>
    <dc:date>2021-06-08T19:42:45.295215949</dc:date>
    <meta:editing-duration>PT6M21S</meta:editing-duration>
    <meta:editing-cycles>2</meta:editing-cycles>
    <meta:generator>LibreOffice/6.4.7.2$Linux_X86_64 LibreOffice_project/40$Build-2</meta:generator>
    <meta:document-statistic meta:object-count="18"/>
  </office:meta>
</office:document-meta>
</file>